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18.8pt" style:use-optimal-row-height="true" fo:break-before="auto"/>
    </style:style>
    <style:style style:name="ro13" style:family="table-row">
      <style:table-row-properties style:row-height="79.2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281.4pt" style:use-optimal-row-height="false" fo:break-before="auto"/>
    </style:style>
    <style:style style:name="ro20" style:family="table-row">
      <style:table-row-properties style:row-height="211.2pt" style:use-optimal-row-height="true" fo:break-before="auto"/>
    </style:style>
    <style:style style:name="ro21" style:family="table-row">
      <style:table-row-properties style:row-height="105.6pt" style:use-optimal-row-height="true" fo:break-before="auto"/>
    </style:style>
    <style:style style:name="ro22" style:family="table-row">
      <style:table-row-properties style:row-height="184.8pt" style:use-optimal-row-height="true" fo:break-before="auto"/>
    </style:style>
    <style:style style:name="ro23" style:family="table-row">
      <style:table-row-properties style:row-height="224.4pt" style:use-optimal-row-height="true" fo:break-before="auto"/>
    </style:style>
    <style:style style:name="ro24" style:family="table-row">
      <style:table-row-properties style:row-height="105pt" style:use-optimal-row-height="false" fo:break-before="auto"/>
    </style:style>
    <style:style style:name="ro25" style:family="table-row">
      <style:table-row-properties style:row-height="237.6pt" style:use-optimal-row-height="true" fo:break-before="auto"/>
    </style:style>
    <style:style style:name="ro26" style:family="table-row">
      <style:table-row-properties style:row-height="158.4pt" style:use-optimal-row-height="true" fo:break-before="auto"/>
    </style:style>
    <style:style style:name="ro27" style:family="table-row">
      <style:table-row-properties style:row-height="250.8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1">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34">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3">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50"/>
            <table:covered-table-cell/>
            <table:table-cell office:value-type="string" table:style-name="ce51">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4">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number-columns-spanned="1" table:number-rows-spanned="2" table:style-name="ce67">
            <text:p>PRPOffsetSinglePgSingleBlk_r10b</text:p>
          </table:table-cell>
          <table:table-cell office:value-type="string" table:number-columns-spanned="1" table:number-rows-spanned="2" table:style-name="ce65">
            <text:p>revision 1.0b, section 6</text:p>
          </table:table-cell>
          <table:table-cell office:value-type="string" table:number-columns-spanned="1" table:number-rows-spanned="2" table:content-validation-name="val1" table:style-name="ce68">
            <text:p>Vary buff offset for single-page/single-blk against PRP1/PRP2.</text:p>
          </table:table-cell>
          <table:table-cell office:value-type="string" table:number-columns-spanned="1" table:number-rows-spanned="2" table:style-name="ce63">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3">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4">
            <table:table-cell table:number-columns-spanned="1" table:number-rows-spanned="2" table:style-name="ce69"/>
            <table:covered-table-cell/>
            <table:covered-table-cell/>
            <table:covered-table-cell/>
            <table:covered-table-cell/>
            <table:covered-table-cell/>
            <table:covered-table-cell/>
            <table:table-cell table:number-columns-repeated="16377" table:style-name="ce1"/>
          </table:table-row>
          <table:table-row table:style-name="ro19">
            <table:covered-table-cell/>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0">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5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5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1">
            <table:table-cell table:style-name="ce52"/>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1">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1">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5">
            <table:table-cell table:style-name="ce42"/>
            <table:covered-table-cell/>
            <table:table-cell office:value-type="string" table:style-name="ce53">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6">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2"/>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2"/>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6">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3">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1">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1">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1">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3">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7">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0">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1">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1">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1">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0">
            <table:table-cell table:style-name="ce42"/>
            <table:covered-table-cell/>
            <table:table-cell office:value-type="string" table:style-name="ce51">
              <text:p>MaxIOQMSIX1To1_r10b</text:p>
            </table:table-cell>
            <table:table-cell office:value-type="string" table:style-name="ce43">
              <text:p>revision 1.0b, section 4,7</text:p>
            </table:table-cell>
            <table:table-cell office:value-type="string" table:content-validation-name="val1" table:style-name="ce45">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2">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53">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6">
            <table:table-cell table:style-name="ce42"/>
            <table:covered-table-cell/>
            <table:table-cell office:value-type="string" table:style-name="ce51">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all 10 write cmds, continue reaping and verifying until all CE's are reaped.</text:p>
            </table:table-cell>
            <table:table-cell table:style-name="ce27"/>
            <table:table-cell table:number-columns-repeated="16377" table:style-name="ce1"/>
          </table:table-row>
          <table:table-row table:style-name="ro20">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6">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6">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6">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29">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25T16:56:56Z</dc:date>
    <meta:print-date>2012-02-10T16:57:31Z</meta:print-date>
  </office:meta>
</office:document-meta>
</file>